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fo:margin-left="0.4923in">
        <style:tab-stops/>
      </style:paragraph-properties>
      <style:text-properties fo:font-size="11pt" style:font-size-asian="11pt" style:font-size-complex="11pt" fo:background-color="#FFFF00"/>
    </style:style>
    <style:style style:name="P3" style:parent-style-name="Standard" style:family="paragraph">
      <style:paragraph-properties fo:text-align="justify" fo:margin-left="0.4923in">
        <style:tab-stops/>
      </style:paragraph-properties>
      <style:text-properties fo:font-size="11pt" style:font-size-asian="11pt" style:font-size-complex="11pt"/>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fo:margin-left="0.4923in">
        <style:tab-stops/>
      </style:paragraph-properties>
      <style:text-properties fo:font-size="11pt" style:font-size-asian="11pt" style:font-size-complex="11pt"/>
    </style:style>
    <style:style style:name="P8" style:parent-style-name="Standard" style:family="paragraph">
      <style:paragraph-properties fo:text-align="justify"/>
    </style:style>
    <style:style style:name="T9" style:parent-style-name="Fuentedepárrafopredeter." style:family="text">
      <style:text-properties style:font-name="Times New Roman" style:font-name-complex="Times New Roman" style:use-window-font-color="true" fo:font-size="12pt" style:font-size-asian="12pt" style:font-size-complex="12pt" fo:language="es" fo:country="ES"/>
    </style:style>
    <style:style style:name="P10" style:parent-style-name="Normal" style:family="paragraph">
      <style:text-properties fo:language="es" fo:country="ES" style:rfc-language-tag-asian="es-419" style:language-asian="es" style:language-complex="ar" style:country-complex="SA"/>
    </style:style>
    <style:style style:name="P11" style:parent-style-name="Bibliografía" style:family="paragraph">
      <style:paragraph-properties fo:margin-left="0.5in" fo:text-indent="-0.5in">
        <style:tab-stops/>
      </style:paragraph-properties>
    </style:style>
    <style:style style:name="T12" style:parent-style-name="Fuentedepárrafopredeter." style:family="text">
      <style:text-properties fo:language="es" fo:country="ES"/>
    </style:style>
    <style:style style:name="T13" style:parent-style-name="Fuentedepárrafopredeter." style:family="text">
      <style:text-properties fo:font-style="italic" style:font-style-asian="italic" style:font-style-complex="italic" fo:language="es" fo:country="ES"/>
    </style:style>
    <style:style style:name="T14" style:parent-style-name="Fuentedepárrafopredeter." style:family="text">
      <style:text-properties fo:language="es" fo:country="ES"/>
    </style:style>
    <style:style style:name="P15" style:parent-style-name="Normal" style:family="paragraph">
      <style:text-properties fo:language="es" fo:country="ES"/>
    </style:style>
    <style:style style:name="P16" style:parent-style-name="Bibliografía" style:family="paragraph">
      <style:paragraph-properties fo:margin-left="0.5in" fo:text-indent="-0.5in">
        <style:tab-stops/>
      </style:paragraph-properties>
    </style:style>
    <style:style style:name="T17" style:parent-style-name="Fuentedepárrafopredeter." style:family="text">
      <style:text-properties fo:language="es" fo:country="ES"/>
    </style:style>
    <style:style style:name="T18" style:parent-style-name="Fuentedepárrafopredeter." style:family="text">
      <style:text-properties fo:font-style="italic" style:font-style-asian="italic" style:font-style-complex="italic" fo:language="es" fo:country="ES"/>
    </style:style>
    <style:style style:name="T19" style:parent-style-name="Fuentedepárrafopredeter." style:family="text">
      <style:text-properties fo:language="es" fo:country="ES"/>
    </style:style>
  </office:automatic-styles>
  <office:body>
    <office:text text:use-soft-page-breaks="true">
      <text:p text:style-name="P1">En mi opinión, los seres humanos por naturaleza están en la constante búsqueda del conocimiento, quieren saber su origen y todo lo que les rodea. Obtener respuesta a las incógnitas los ha llevado a ser persistentes y a desarrollar métodos para descartar hipótesis. Con el pasar del tiempo el conocimiento se a vuelto ciencia. La ciencia permite la evolución, la solución a necesidades sean beneficiosas o no para la humanidad.</text:p>
      <text:p text:style-name="P2"/>
      <text:p text:style-name="P3">Se ha comparado esta globalización que estamos viviendo con lo que fue el descubrimiento de América, quizás porque tienen en común tanto la una como la otra es que lograron cambiar los paradigmas de tiempo y espacio existentes en su<text:s/>momento.<text:s/>(Samper, 2012, p.11)</text:p>
      <text:p text:style-name="P4"/>
      <text:p text:style-name="P5">Los conocimientos adquiridos a lo largo de mis estudios me permiten afirmar que en el campo de la tecnología y los sistemas de información,<text:s/>la ciencia en principio ha tratado de dar solución a las necesidades de comunicación, mayor capacidad en la realización de cálculos aplicados, integración de sistemas, y en la actualidad la convergencia de tecnologías móviles, accesibilidad a la información consistente en tiempo real, mayor robustez de las infraestructuras tecnológicas, simplicidad y eficiencia de las interfaces de usuario sean físicas y/o lógicas.</text:p>
      <text:p text:style-name="P6"/>
      <text:p text:style-name="P7">Se trata de llevar a cabo un estudio que interrelacione tanto los aspectos subjetivos del conocimiento (el sujeto), como los elementos objetivos (el objeto), así como el producto (el conocimiento) y las condiciones sociales (la sociedad), en un proceso global de aprehensión de la realidad.<text:s/>(Galicia, 2005, p.41)</text:p>
      <text:p text:style-name="P8"><text:line-break/>Esto nos lleva a pensar que la tecnología es una herramienta que facilita el desarrollo<text:s/>de la investigación en otras áreas como la medicina asistida por robots, la inteligencia artificial, el internet de las cosas (IoT), entre otros.</text:p>
      <text:p text:style-name="Standard"/>
      <text:h text:style-name="Título1" text:outline-level="1"><text:span text:style-name="T9">Referencias</text:span></text:h>
      <text:p text:style-name="P10"/>
      <text:p text:style-name="P11"><text:span text:style-name="T12">Samper Pizano, E., Rozo Millan , J., Granados, J. C., &amp; Michelsen Niño, P. (2012).<text:s/></text:span><text:span text:style-name="T13">Tecnología Conectividad, nuevas tecnologías y desarrollo FORO PAIPA 2011.</text:span><text:span text:style-name="T14"><text:s/>Bogotá: Politécnico Grancolombiano.</text:span></text:p>
      <text:p text:style-name="P15"/>
      <text:p text:style-name="P16"><text:span text:style-name="T17">Sánchez, S. G. (2005).<text:s/></text:span><text:span text:style-name="T18">INTRODUCCIÓN AL ESTUDIO DEL CONOCIMIENTO CIENTÍFICO.</text:span><text:span text:style-name="T19"><text:s/>México, D.F.: Plaza y Valdes, S.A. de C.V.</text:span></text:p>
      <text:p text:style-name="Normal"/>
      <text:p text:style-name="Standard"/>
      <text:p text:style-name="Standard"><text:line-break/></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style:vertical-align="auto" fo:margin-top="0.1666in" fo:line-height="107%"/>
      <style:text-properties style:font-name="Calibri Light" style:font-name-asian="Times New Roman" style:font-name-complex="Times New Roman" fo:color="#2F5496" style:letter-kerning="false" fo:font-size="16pt" style:font-size-asian="16pt" style:font-size-complex="16pt" style:rfc-language-tag="es-419" fo:language="es" style:rfc-language-tag-asian="es-419" style:language-asian="es"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style:letter-kerning="false" fo:font-size="16pt" style:font-size-asian="16pt" style:font-size-complex="16pt" style:rfc-language-tag="es-419" fo:language="es" style:rfc-language-tag-asian="es-419" style:language-asian="es" style:language-complex="ar" style:country-complex="SA"/>
    </style:style>
    <style:style style:name="Bibliografía" style:display-name="Bibliografía" style:family="paragraph" style:parent-style-name="Normal" style:nex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than Castillo</dc:creator>
    <meta:creation-date>2020-04-08T10:05:00Z</meta:creation-date>
    <dc:date>2020-04-15T16:12:00Z</dc:date>
    <meta:template xlink:href="Normal" xlink:type="simple"/>
    <meta:editing-cycles>3</meta:editing-cycles>
    <meta:editing-duration>PT2820S</meta:editing-duration>
    <meta:document-statistic meta:page-count="1" meta:paragraph-count="4" meta:word-count="331" meta:character-count="2149" meta:row-count="15" meta:non-whitespace-character-count="1822"/>
  </office:meta>
</office:document-meta>
</file>